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1">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ggpnosn</text:p>
      <text:p text:style-name="P1">//hkhr</text:p>
      <text:p text:style-name="P1"/>
      <text:p text:style-name="P1">Freakonomics</text:p>
      <text:p text:style-name="P1"/>
      <text:p text:style-name="P1"><text:tab/>Knowing what to measure and how to measure it helps in uncovering the hidden side of everything. Conventional wisdom is not always right.This means that decision based on our intitution(which are formed by conventional wisdom) can get us into trouble. This is where data comes in. Through out the book Freakonomics Hypothesis is tested against data. This has helped in validating some hypothesis while scraping others.</text:p>
      <text:p text:style-name="P1"><text:tab/>Economics at its core is study of incentives. Incentives are powerful bullet that can change situations. Consider the case of day care center in Haifa, Israel where bunch of ecnomist conducted a study on incentives. Workers at center had to wait for parents who came late. In order to curb this they kept a fee of $3. Result? More no of parents started coming late!</text:p>
      <text:p text:style-name="P1"><text:tab/>This is where decision on conventional wisdom can back fire. Lets see why Decision on conventional wisdom was wrong, and how it could have been avoided. Incentives are classified into three categories.</text:p>
      <text:list xml:id="list1197855028" text:style-name="L1">
        <text:list-item>
          <text:p text:style-name="P2">Moral: <text:s/>The reason why parents avoided coming late was of moral incentives</text:p>
        </text:list-item>
        <text:list-item>
          <text:p text:style-name="P2">Economic: Heavy tax on liquor is an Economic incentive.</text:p>
        </text:list-item>
        <text:list-item>
          <text:p text:style-name="P2">Social: Prostitute hide their profession of Social incentives</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1-26T19:31:43</meta:creation-date>
    <dc:date>2014-01-26T23:18:16</dc:date>
    <dc:creator>tanay </dc:creator>
    <meta:editing-duration>PT3H40M28S</meta:editing-duration>
    <meta:editing-cycles>4</meta:editing-cycles>
    <meta:generator>LibreOffice/3.5$Linux_X86_64 LibreOffice_project/350m1$Build-2</meta:generator>
    <meta:document-statistic meta:table-count="0" meta:image-count="0" meta:object-count="0" meta:page-count="1" meta:paragraph-count="9" meta:word-count="198" meta:character-count="1211" meta:non-whitespace-character-count="1021"/>
  </office:meta>
</office:document-meta>
</file>